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0.2646in"/>
    </style:style>
    <style:style style:name="Таблица1.B" style:family="table-column">
      <style:table-column-properties style:column-width="0.8236in"/>
    </style:style>
    <style:style style:name="Таблица1.C" style:family="table-column">
      <style:table-column-properties style:column-width="1.7583in"/>
    </style:style>
    <style:style style:name="Таблица1.D" style:family="table-column">
      <style:table-column-properties style:column-width="2.3208in"/>
    </style:style>
    <style:style style:name="Таблица1.E" style:family="table-column">
      <style:table-column-properties style:column-width="1.5257in"/>
    </style:style>
    <style:style style:name="Таблица1.A1" style:family="table-cell">
      <style:table-cell-properties style:vertical-align="middle" fo:padding="0.0278in" fo:border="0.75pt solid #000000"/>
    </style:style>
    <style:style style:name="Таблица1.C1" style:family="table-cell">
      <style:table-cell-properties style:vertical-align="middle" fo:background-color="#bfedd2" fo:padding="0.0278in" fo:border="0.75pt solid #000000">
        <style:background-image/>
      </style:table-cell-properties>
    </style:style>
    <style:style style:name="Таблица1.D1" style:family="table-cell">
      <style:table-cell-properties style:vertical-align="middle" fo:background-color="#f8cac6" fo:padding="0.0278in" fo:border="0.75pt solid #000000">
        <style:background-image/>
      </style:table-cell-properties>
    </style:style>
    <style:style style:name="P1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e101a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e101a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e89f01d6-7fff-fa7d-4603-824a59e4eccc"/>Рівень 1.</text:p>
      <text:p text:style-name="P5">Порівняльна таблиця методологій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1670261399376"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2">Назва методології</text:p>
          </table:table-cell>
          <table:table-cell table:style-name="Таблица1.C1" office:value-type="string">
            <text:p text:style-name="P2">Сильні сторони</text:p>
          </table:table-cell>
          <table:table-cell table:style-name="Таблица1.D1" office:value-type="string">
            <text:p text:style-name="P2">Слабкі сторони</text:p>
          </table:table-cell>
          <table:table-cell table:style-name="Таблица1.A1" office:value-type="string">
            <text:p text:style-name="P4">Використовується</text:p>
          </table:table-cell>
        </table:table-row>
        <table:table-row table:style-name="TableLine1670261399376">
          <table:table-cell table:style-name="Таблица1.A1" office:value-type="string">
            <text:p text:style-name="P3">1</text:p>
          </table:table-cell>
          <table:table-cell table:style-name="Таблица1.A1" office:value-type="string">
            <text:p text:style-name="P2">Waterfall</text:p>
          </table:table-cell>
          <table:table-cell table:style-name="Таблица1.A1" office:value-type="string">
            <text:p text:style-name="P2">1) кожен етап документується</text:p>
            <text:p text:style-name="P2">2) дуже зручна середа для замовника, оскільки він точно розуміє план дій, терміни, та витрати</text:p>
          </table:table-cell>
          <table:table-cell table:style-name="Таблица1.A1" office:value-type="string">
            <text:p text:style-name="P2">1) абсолютно не гнучка модель - за потреби внесення змін на середніх або більш пізніх етапах потрібно повертатись до першої ланки та починати процес з самого початку</text:p>
            <text:p text:style-name="P2">2) весь обсяг вимог до системи має бути затверджений на самому початку 3) внесення змін обходиться вкрай дорого для замовника</text:p>
          </table:table-cell>
          <table:table-cell table:style-name="Таблица1.A1" office:value-type="string">
            <text:p text:style-name="P2">у дуже великих та складних проектах, де необхідно чітко визначити вимоги з самого початку і де не передбачається внесення змін у процесі розробки, наприклад: складні CRM або медичні системи</text:p>
          </table:table-cell>
        </table:table-row>
        <table:table-row table:style-name="TableLine1670261399376">
          <table:table-cell table:style-name="Таблица1.A1" office:value-type="string">
            <text:p text:style-name="P3">2</text:p>
          </table:table-cell>
          <table:table-cell table:style-name="Таблица1.A1" office:value-type="string">
            <text:p text:style-name="P2">V-model</text:p>
          </table:table-cell>
          <table:table-cell table:style-name="Таблица1.A1" office:value-type="string">
            <text:p text:style-name="P2">1) тестування впроваджується на кожному етапі, що робить модель гнучніше, ніж waterfall</text:p>
            <text:p text:style-name="P2">2) документація з'являється набагато раніше</text:p>
          </table:table-cell>
          <table:table-cell table:style-name="Таблица1.A1" office:value-type="string">
            <text:p text:style-name="P2">модель має переваги та недоліки такі ж самі, як в waterfall</text:p>
          </table:table-cell>
          <table:table-cell table:style-name="Таблица1.A1" office:value-type="string">
            <text:p text:style-name="P2">також використовується в великих та складних проектах, як і waterfall</text:p>
          </table:table-cell>
        </table:table-row>
        <table:table-row table:style-name="TableLine1670261399376">
          <table:table-cell table:style-name="Таблица1.A1" office:value-type="string">
            <text:p text:style-name="P3">3</text:p>
          </table:table-cell>
          <table:table-cell table:style-name="Таблица1.A1" office:value-type="string">
            <text:p text:style-name="P2">Ітераційна модель</text:p>
          </table:table-cell>
          <table:table-cell table:style-name="Таблица1.A1" office:value-type="string">
            <text:p text:style-name="P2">1) працююче ПЗ може бути створене раніше, ніж на останніх стадіях розробки</text:p>
            <text:p text:style-name="P2">2) вимоги можуть бути змінені та адаптовані на будь-якому етапі розробки</text:p>
            <text:p text:style-name="P2">3) кожну окрему ітерацію легше підтримувати ніж весь проект разом</text:p>
          </table:table-cell>
          <table:table-cell table:style-name="Таблица1.A1" office:value-type="string">
            <text:p text:style-name="P2">1) у зв'язку з тим, що ітерації окремі, можуть бути проблеми у взаємодії розроблених елементів</text:p>
            <text:p text:style-name="P2">2) можуть виникнути проблеми з реалізацією загальної архітектури системи, оскільки не всі вимоги відомі до початку проектування.</text:p>
          </table:table-cell>
          <table:table-cell table:style-name="Таблица1.A1" office:value-type="string">
            <text:p text:style-name="P2">для великих проектів, які можуть дозволити собі більшу гнучкість та зміни в процесі розробки, наприклад веб застосунки або вебсайт білдери.</text:p>
          </table:table-cell>
        </table:table-row>
        <table:table-row table:style-name="TableLine1670261399376">
          <table:table-cell table:style-name="Таблица1.A1" office:value-type="string">
            <text:p text:style-name="P3">4</text:p>
          </table:table-cell>
          <table:table-cell table:style-name="Таблица1.A1" office:value-type="string">
            <text:p text:style-name="P2">Scrum</text:p>
          </table:table-cell>
          <table:table-cell table:style-name="Таблица1.A1" office:value-type="string">
            <text:p text:style-name="P2">-короткі ітерації в декілька днів, тиждень, або 2 тижні, на прикінці якого зазвичай представник команди представляє результати іншій команді, керівництву, замовнику і <text:soft-page-break/>тд</text:p>
            <text:p text:style-name="P2">-до беклогу беруть частини тасок, замість реалізації таски повністю</text:p>
            <text:p text:style-name="P2">-можливість апдейту\зміни\видалення (і тд) функціоналу або його частей за необхідності</text:p>
          </table:table-cell>
          <table:table-cell table:style-name="Таблица1.A1" office:value-type="string">
            <text:p text:style-name="P2">1) часові витрати на постійні демо, в той час, представники команди могли б цей час використати на продовження розробки (беручи до уваги вартість часу учасників проекту, демо - дуже дорогий регулярний івент.</text:p>
            <text:p text:style-name="P2"><text:soft-page-break/>2) скрам команди занадто сильно залежать від PM-у або скрам майстера, який розподіляє ресурси команди. У разі допуску помилок такою людиною, спрінти можуть бути не завершеними вчасно і команда не буде досягати успіхів</text:p>
          </table:table-cell>
          <table:table-cell table:style-name="Таблица1.A1" office:value-type="string">
            <text:p text:style-name="P2">дуже популярна методологія, яка дуже поширена у розробці веб солюшенів та еппок</text:p>
          </table:table-cell>
        </table:table-row>
        <table:table-row table:style-name="TableLine1670261399376">
          <table:table-cell table:style-name="Таблица1.A1" office:value-type="string">
            <text:p text:style-name="P3">5</text:p>
          </table:table-cell>
          <table:table-cell table:style-name="Таблица1.A1" office:value-type="string">
            <text:p text:style-name="P2">Канбан</text:p>
          </table:table-cell>
          <table:table-cell table:style-name="Таблица1.A1" office:value-type="string">
            <text:p text:style-name="P2">-відсутність чіткої структури виконання проекту, що надає великої гнучкості як результат</text:p>
            <text:p text:style-name="P2">-задачі виконуються згідно з пріорітетної черги</text:p>
            <text:p text:style-name="P2">-якщо задача не виконана вчасно, її можна повернути в беклог і виконати пізніше, або викреслити зі схеми</text:p>
          </table:table-cell>
          <table:table-cell table:style-name="Таблица1.A1" office:value-type="string">
            <text:p text:style-name="P2">-показує себе погано в проектах з кількістю осіб більше 5+</text:p>
            <text:p text:style-name="P2">-не призначений для довгострокового планування</text:p>
          </table:table-cell>
          <table:table-cell table:style-name="Таблица1.A1" office:value-type="string">
            <text:p text:style-name="P2">Часто використовується невеликими аутсорс командами, яких збирають під проект на термін пів року - рік.</text:p>
          </table:table-cell>
        </table:table-row>
      </table:table>
      <text:p text:style-name="Text_20_body"/>
      <text:p text:style-name="P5">Рівень 2.</text:p>
      <text:list xml:id="list2827009034" text:style-name="L1">
        <text:list-item>
          <text:p text:style-name="P7">На твою думку, чому з’явився Agile-маніфест? </text:p>
        </text:list-item>
        <text:list-item>
          <text:p text:style-name="P7">Які проблеми він мав вирішити і чи це вдалося? </text:p>
        </text:list-item>
      </text:list>
      <text:p text:style-name="Text_20_body"/>
      <text:p text:style-name="P8">Маніфест, на мою думку, з'явився, через те, що ІТ індустрія все ще була досить новою, навіть в рамках США, та в різних компаніях та командах використовувались різні та застарілі методи керування проектами та розробки ПЗ. Отже, так чи інакше, подібний маніфест мав з'явитися, бо будь-які процеси з часом мають бути уніфіковані.</text:p>
      <text:p text:style-name="P8">Більш того, повноцінний опис методології дозволяє в майбутньому працювати над її вдосконаленням. </text:p>
      <text:p text:style-name="Text_20_body"/>
      <text:p text:style-name="P8">Мені здається, більша частина представників, які були присутні при створенні маніфесту - були дуже великими гравцями або крутими спеціалістами свого часу, які вже бачили багато проектів і через яких пройшли багато різних працівників.</text:p>
      <text:p text:style-name="P8">Кожного разу навчати нового працівника методологічним основам - досить важка праця і маючи стандартизований та уніфікований підхід ці люди змогли покращити якість будування процессів в ІТ індустрії в цілому.</text:p>
      <text:p text:style-name="Text_20_body"/>
      <text:p text:style-name="P8">Щодо вірішенних проблем, мені здається, що варто дивитись на самі основні пункти цього <text:soft-page-break/>маніфесту.</text:p>
      <text:p text:style-name="P8">Наприклад, створюючи маніфест, учасники з власного досвіду розуміли, що незалежно від крутості побудованих процесів та використаних інструментів, без людей, їх не буде де використовувати.</text:p>
      <text:p text:style-name="Text_20_body"/>
      <text:p text:style-name="P8">Незмінне слідування плану в умовах, коли всі учасники команди розуміють, що кожен наступний крок робить гірше - провал.</text:p>
      <text:p text:style-name="Text_20_body"/>
      <text:p text:style-name="P8">В наш час, коли ми можемо нагуглити будь-яке рішення або інформацію про методологію управління та розробки ПЗ, це здається чимось очевидним і дуже легким. </text:p>
      <text:p text:style-name="P8">Але, якщо представити, що подібних методологій не було б описано, кожен проект повністю би залежав від керівників, а не учасників команди. Більшість проектів велись би по-різному і окрім спеціальних знань учасника команди відносно його ролі, треба було б ще навчати його особливостям роботи саме в цій команді, і такі особливості завжди відрізнялись би між собою від проекту до проекту, що вкрай знижує потенційну ефективність подібних проектів і тому, створення подібних маніфестів є неминучим.</text:p>
      <text:p text:style-name="P5">Рівень 3.</text:p>
      <text:p text:style-name="Text_20_body"/>
      <text:p text:style-name="P6">Для розробки власного стартапу щодо випуску власного застосунку для обміну світлин з котиками, я б обрав одну з Agile методологій, а ще краще - їх комбінацію у вигляді "Скрамбан".</text:p>
      <text:p text:style-name="P6">Такий підхід дозволяє одночасно, і притримуватись системи з спрінтами, що ставить команду у досить чіткі рамки та дозволяє дотримуватись дедлайнів. Також, тут буде використовуватись канбанівська борда, отже, весь беклог тасок на поточний спрінт може відображатись на борді.</text:p>
      <text:p text:style-name="Text_20_body"/>
      <text:p text:style-name="P6">Ефективне використання комбінованого підходу є можливим при командах середнього розміру, приблизно 10 осіб, та особливо у разі, коли наш фінальний продукт - досить мейнстрімна епка з невеликим скоупом фічей, який буде неважко підтримувати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3T19:14:50.248000000</dc:date>
    <meta:editing-duration>PT22S</meta:editing-duration>
    <meta:editing-cycles>1</meta:editing-cycles>
    <meta:document-statistic meta:table-count="1" meta:image-count="0" meta:object-count="0" meta:page-count="3" meta:paragraph-count="61" meta:word-count="823" meta:character-count="5572" meta:non-whitespace-character-count="4806"/>
    <meta:generator>LibreOffice/7.3.4.2$Windows_X86_64 LibreOffice_project/728fec16bd5f605073805c3c9e7c4212a0120dc5</meta:generator>
  </office:meta>
</office:document-meta>
</file>